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A000004110B0FE5022927D58D.png" manifest:media-type="image/png"/>
  <manifest:file-entry manifest:full-path="Pictures/100000010000072A00000411800A27259BC112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0703d" officeooo:paragraph-rsid="0000703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0703d" officeooo:paragraph-rsid="0000703d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0703d" officeooo:paragraph-rsid="0000703d" style:font-size-asian="17.5pt" style:font-size-complex="20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842cm"/>
        </style:tab-stops>
      </style:paragraph-properties>
      <style:text-properties fo:font-size="20pt" fo:font-weight="bold" officeooo:rsid="0000703d" officeooo:paragraph-rsid="0002bcb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1.842cm"/>
        </style:tab-stops>
      </style:paragraph-properties>
      <style:text-properties fo:font-size="20pt" officeooo:rsid="0000703d" officeooo:paragraph-rsid="0002bcba" style:font-size-asian="20pt" style:font-size-complex="20pt"/>
    </style:style>
    <style:style style:name="T1" style:family="text">
      <style:text-properties fo:font-size="14pt" officeooo:rsid="001b72ea" style:font-size-asian="14pt" style:font-size-complex="14pt"/>
    </style:style>
    <style:style style:name="T2" style:family="text">
      <style:text-properties fo:font-size="14pt" officeooo:rsid="001d3f0a" style:font-size-asian="14pt" style:font-size-complex="14pt"/>
    </style:style>
    <style:style style:name="T3" style:family="text">
      <style:text-properties fo:font-size="14pt" fo:font-weight="bold" officeooo:rsid="001b72ea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d3f0a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4</text:p>
      <text:p text:style-name="P5"><text:span text:style-name="T3"/></text:p>
      <text:p text:style-name="P2"/>
      <text:p text:style-name="P2"><draw:frame draw:style-name="fr1" draw:name="Image1" text:anchor-type="char" svg:x="-1.649cm" svg:y="2.103cm" svg:width="29.027cm" svg:height="19.819cm" draw:z-index="0"><draw:image xlink:href="Pictures/100000010000072A00000411800A27259BC11238.png" xlink:type="simple" xlink:show="embed" xlink:actuate="onLoad" draw:mime-type="image/png"/></draw:frame></text:p>
      <text:p text:style-name="P4"><text:span text:style-name="T1">Pratik Jadhav 8012</text:span><text:span text:style-name="T2">4 </text:span><text:span text:style-name="T1">KD-4 </text:span></text:p>
      <text:p text:style-name="P1"><draw:frame draw:style-name="fr1" draw:name="Image2" text:anchor-type="char" svg:x="-1.032cm" svg:y="0.603cm" svg:width="28.198cm" svg:height="16.939cm" draw:z-index="1"><draw:image xlink:href="Pictures/100000010000072A000004110B0FE5022927D58D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2:06:10.039355816</meta:creation-date>
    <dc:date>2023-12-22T22:14:21.564645117</dc:date>
    <meta:editing-duration>PT13M9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2" meta:word-count="6" meta:character-count="40" meta:non-whitespace-character-count="35"/>
  </office:meta>
</office:document-meta>
</file>